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pperplate Gothic Light" svg:font-family="'Copperplate Gothic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0pt" style:font-size-asian="10pt"/>
    </style:style>
    <style:style style:name="P2" style:family="paragraph" style:parent-style-name="Text_20_body">
      <style:text-properties style:font-name="Cambria" fo:font-size="10pt" style:font-size-asian="10pt"/>
    </style:style>
    <style:style style:name="P3" style:family="paragraph" style:parent-style-name="Text_20_body">
      <style:text-properties style:font-name="Trebuchet MS" fo:font-size="10pt" style:font-size-asian="10pt"/>
    </style:style>
    <style:style style:name="P4" style:family="paragraph" style:parent-style-name="Text_20_body">
      <style:paragraph-properties fo:line-height="5%"/>
      <style:text-properties fo:font-size="10pt" style:font-size-asian="10pt"/>
    </style:style>
    <style:style style:name="P5" style:family="paragraph" style:parent-style-name="Text_20_body">
      <style:text-properties style:font-name="Times New Roman" fo:font-size="10pt" style:font-size-asian="10pt" style:font-size-complex="10pt"/>
    </style:style>
    <style:style style:name="P6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line-height="5%" fo:text-align="center" style:justify-single-word="false"/>
      <style:text-properties style:font-name="Times New Roman" fo:font-size="10pt" officeooo:rsid="000e0e8e" officeooo:paragraph-rsid="000e0e8e" style:font-size-asian="10pt"/>
    </style:style>
    <style:style style:name="P8" style:family="paragraph" style:parent-style-name="Text_20_body">
      <style:paragraph-properties fo:margin-top="0.018cm" fo:margin-bottom="0cm" loext:contextual-spacing="false"/>
      <style:text-properties style:font-name="Cambria" fo:font-size="9pt" style:font-size-asian="9pt"/>
    </style:style>
    <style:style style:name="P9" style:family="paragraph" style:parent-style-name="Text_20_body">
      <style:paragraph-properties fo:margin-top="0.014cm" fo:margin-bottom="0cm" loext:contextual-spacing="false"/>
      <style:text-properties style:font-name="Cambria" fo:font-size="10pt" style:font-size-asian="10pt"/>
    </style:style>
    <style:style style:name="P10" style:family="paragraph" style:parent-style-name="Text_20_body">
      <style:paragraph-properties fo:margin-left="5.366cm" fo:margin-right="0cm" fo:margin-top="0.413cm" fo:margin-bottom="0cm" loext:contextual-spacing="false" fo:text-indent="0cm" style:auto-text-indent="false"/>
    </style:style>
    <style:style style:name="P11" style:family="paragraph" style:parent-style-name="Text_20_body">
      <style:paragraph-properties fo:margin-top="0.011cm" fo:margin-bottom="0cm" loext:contextual-spacing="false"/>
      <style:text-properties style:font-name="Trebuchet MS" fo:font-size="14pt" style:font-size-asian="14pt"/>
    </style:style>
    <style:style style:name="P12" style:family="paragraph" style:parent-style-name="Text_20_body" style:master-page-name="Standard">
      <style:paragraph-properties style:page-number="auto"/>
    </style:style>
    <style:style style:name="P13" style:family="paragraph">
      <style:paragraph-properties fo:margin-left="1.27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4.274cm" fo:margin-right="3.884cm" fo:margin-top="0.423cm" fo:margin-bottom="0cm" loext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4.274cm" fo:margin-right="3.66cm" fo:margin-top="0.88cm" fo:margin-bottom="0cm" loext:contextual-spacing="false" fo:text-align="center" style:justify-single-word="false" fo:text-indent="0cm" style:auto-text-indent="false"/>
    </style:style>
    <style:style style:name="P17" style:family="paragraph">
      <style:paragraph-properties fo:margin-left="1.27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list-style-name="L1">
      <style:text-properties style:font-name="Times New Roman" fo:font-size="10pt" style:font-size-asian="10pt" style:font-size-complex="10pt"/>
    </style:style>
    <style:style style:name="P20" style:family="paragraph" style:parent-style-name="Frame_20_contents">
      <style:paragraph-properties fo:margin-left="0.035cm" fo:margin-right="0cm" fo:margin-top="0cm" fo:margin-bottom="0cm" loext:contextual-spacing="false" fo:line-height="0.415cm" fo:text-align="start" style:justify-single-word="false" fo:text-indent="0cm" style:auto-text-indent="false"/>
    </style:style>
    <style:style style:name="P21" style:family="paragraph" style:parent-style-name="Frame_20_contents">
      <style:paragraph-properties fo:margin-left="0.035cm" fo:margin-right="0cm" fo:margin-top="0cm" fo:margin-bottom="0cm" loext:contextual-spacing="false" fo:line-height="0.54cm" fo:text-align="start" style:justify-single-word="false" fo:text-indent="0cm" style:auto-text-indent="false"/>
    </style:style>
    <style:style style:name="P22" style:family="paragraph" style:parent-style-name="Frame_20_contents">
      <style:paragraph-properties fo:margin-left="0cm" fo:margin-right="0cm" fo:margin-top="0.026cm" fo:margin-bottom="0cm" loext:contextual-spacing="false" fo:text-align="start" style:justify-single-word="false" fo:text-indent="0cm" style:auto-text-indent="false"/>
    </style:style>
    <style:style style:name="T1" style:family="text">
      <style:text-properties style:font-name="Cambria" fo:font-size="28pt" style:font-size-asian="28pt"/>
    </style:style>
    <style:style style:name="T2" style:family="text">
      <style:text-properties style:font-name="Cambria" fo:font-size="22pt" style:font-size-asian="22pt"/>
    </style:style>
    <style:style style:name="T3" style:family="text">
      <style:text-properties fo:color="#006fc0" style:font-name="Cambria" fo:font-size="22pt" style:font-size-asian="22pt"/>
    </style:style>
    <style:style style:name="T4" style:family="text">
      <style:text-properties fo:color="#006fc0" style:font-name="Cambria" fo:font-size="22pt" fo:letter-spacing="-0.032cm" style:font-size-asian="22pt"/>
    </style:style>
    <style:style style:name="T5" style:family="text">
      <style:text-properties style:font-name="Trebuchet MS"/>
    </style:style>
    <style:style style:name="T6" style:family="text">
      <style:text-properties style:font-name="Trebuchet MS" fo:letter-spacing="-0.032cm"/>
    </style:style>
    <style:style style:name="T7" style:family="text">
      <style:text-properties fo:font-variant="small-caps" fo:color="#006fc0" style:font-name="Copperplate Gothic Light" fo:font-size="13.5pt" fo:letter-spacing="-0.002cm" style:font-size-asian="13.5pt" style:text-scale="103%"/>
    </style:style>
    <style:style style:name="T8" style:family="text">
      <style:text-properties fo:font-variant="small-caps" fo:color="#006fc0" style:font-name="Copperplate Gothic Light" fo:font-size="13.5pt" style:font-size-asian="13.5pt" style:text-scale="103%"/>
    </style:style>
    <style:style style:name="T9" style:family="text">
      <style:text-properties fo:font-variant="small-caps" fo:color="#006fc0" style:font-name="Copperplate Gothic Light" fo:font-size="13.5pt" style:font-size-asian="13.5pt" style:text-scale="105%"/>
    </style:style>
    <style:style style:name="T10" style:family="text">
      <style:text-properties fo:font-variant="small-caps" fo:color="#006fc0" style:font-name="Copperplate Gothic Light" fo:font-size="13.5pt" style:font-size-asian="13.5pt" style:text-scale="104%"/>
    </style:style>
    <style:style style:name="T11" style:family="text">
      <style:text-properties fo:font-variant="small-caps" fo:color="#006fc0" style:font-name="Copperplate Gothic Light" fo:font-size="13.5pt" fo:letter-spacing="-0.004cm" style:font-size-asian="13.5pt" style:text-scale="103%"/>
    </style:style>
    <style:style style:name="T12" style:family="text">
      <style:text-properties fo:font-variant="small-caps" fo:color="#006fc0" style:font-name="Copperplate Gothic Light" fo:font-size="13.5pt" fo:letter-spacing="-0.005cm" style:font-size-asian="13.5pt" style:text-scale="105%"/>
    </style:style>
    <style:style style:name="T13" style:family="text">
      <style:text-properties fo:font-variant="normal" fo:text-transform="none" fo:color="#006fc0" style:font-name="Copperplate Gothic Light" fo:font-size="13.5pt" fo:letter-spacing="-0.004cm" style:font-size-asian="13.5pt"/>
    </style:style>
    <style:style style:name="T14" style:family="text">
      <style:text-properties fo:font-variant="normal" fo:text-transform="none" fo:color="#006fc0" style:font-name="Copperplate Gothic Light" fo:font-size="13.5pt" fo:letter-spacing="-0.005cm" style:font-size-asian="13.5pt"/>
    </style:style>
    <style:style style:name="T15" style:family="text">
      <style:text-properties fo:font-variant="normal" fo:text-transform="none" fo:color="#006fc0" style:font-name="Copperplate Gothic Light" fo:font-size="13.5pt" fo:letter-spacing="-0.007cm" style:font-size-asian="13.5pt"/>
    </style:style>
    <style:style style:name="T16" style:family="text">
      <style:text-properties fo:font-variant="normal" fo:text-transform="none" fo:color="#006fc0" style:font-name="Copperplate Gothic Light" fo:font-size="13.5pt" style:font-size-asian="13.5pt" style:text-scale="100%"/>
    </style:style>
    <style:style style:name="T17" style:family="text">
      <style:text-properties style:font-name="Copperplate Gothic Light" fo:font-size="13.5pt" style:font-size-asian="13.5pt"/>
    </style:style>
    <style:style style:name="T18" style:family="text">
      <style:text-properties fo:color="#0462c1" fo:font-size="10.5pt" style:text-underline-style="solid" style:text-underline-width="auto" style:text-underline-color="#0462c1" style:font-size-asian="10.5pt"/>
    </style:style>
    <style:style style:name="T19" style:family="text">
      <style:text-properties fo:color="#0462c1" style:text-underline-style="solid" style:text-underline-width="auto" style:text-underline-color="#0462c1"/>
    </style:style>
    <style:style style:name="T20" style:family="text">
      <style:text-properties fo:color="#365f91" style:font-name="Cambria"/>
    </style:style>
    <style:style style:name="T21" style:family="text">
      <style:text-properties fo:color="#365f91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fo:letter-spacing="-0.023cm" style:font-size-asian="12pt"/>
    </style:style>
    <style:style style:name="T24" style:family="text">
      <style:text-properties fo:font-size="12pt" fo:letter-spacing="-0.021cm" style:font-size-asian="12pt"/>
    </style:style>
    <style:style style:name="T25" style:family="text">
      <style:text-properties fo:font-size="12pt" fo:letter-spacing="-0.03cm" style:font-size-asian="12pt"/>
    </style:style>
    <style:style style:name="T26" style:family="text">
      <style:text-properties fo:font-size="18pt" style:font-size-asian="18pt"/>
    </style:style>
    <style:style style:name="T27" style:family="text">
      <style:text-properties fo:letter-spacing="-0.023cm"/>
    </style:style>
    <style:style style:name="T28" style:family="text">
      <style:text-properties fo:letter-spacing="-0.021cm"/>
    </style:style>
    <style:style style:name="T29" style:family="text">
      <style:text-properties fo:color="#808080" fo:font-size="14pt" style:font-size-asian="14pt"/>
    </style:style>
    <style:style style:name="T30" style:family="text">
      <style:text-properties fo:font-size="14pt" style:font-size-asian="14pt"/>
    </style:style>
    <style:style style:name="T31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32" style:family="text">
      <style:text-properties fo:language="en" fo:country="US" style:language-asian="en" style:country-asian="US" style:language-complex="en" style:country-complex="US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span text:style-name="T32">Problem Statement</text:span></text:h>
      <text:list xml:id="list3557085640" text:style-name="L1">
        <text:list-item>
          <text:p>Find out the top 5 categories with maximum number of videos uploaded.</text:p>
        </text:list-item>
        <text:list-item>
          <text:p>Find out the top 10 rated videos.</text:p>
        </text:list-item>
        <text:list-item>
          <text:p>Find out the most viewed videos.</text:p>
          <text:p text:style-name="P6"/>
        </text:list-item>
      </text:list>
      <text:p text:style-name="P5"/>
      <text:p text:style-name="P14">Dataset</text:p>
      <text:p text:style-name="P5"/>
      <text:p text:style-name="P5"/>
      <text:h text:style-name="P18" text:outline-level="2">Dataset Description</text:h>
      <text:p>Column1: Video id of 11 characters.</text:p>
      <text:p>Column2: uploader of the video of string data type.</text:p>
      <text:p>Column3: Interval between day of establishment of Youtube and the date of uploading of the video of integer data type.</text:p>
      <text:p>Column4: Category of the video of String data type. </text:p>
      <text:p>Column5: Length of the video of integer data type.</text:p>
      <text:p>Column6: Number of views for the video of integer data type.</text:p>
      <text:p>Column7: Rating on the video of float data type.</text:p>
      <text:p>Column8: Number of ratings given on the video.</text:p>
      <text:p>Column9: Number of comments on the videos in integer data type. </text:p>
      <text:p>Column10: Related video ids with the uploaded vid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pperplate Gothic Light" svg:font-family="'Copperplate Gothic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en" style:country-complex="U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12cm" fo:margin-right="0cm" fo:text-indent="0cm" style:auto-text-indent="false"/>
      <style:text-properties style:font-name="Calibri" fo:font-family="Calibri" style:font-family-generic="roman" style:font-pitch="variable" fo:font-size="18pt" fo:language="en" fo:country="US" style:font-name-asian="Calibri1" style:font-family-asian="Calibri" style:font-family-generic-asian="system" style:font-pitch-asian="variable" style:font-size-asian="18pt" style:language-asian="en" style:country-asian="US" style:font-name-complex="Calibri1" style:font-family-complex="Calibri" style:font-family-generic-complex="system" style:font-pitch-complex="variable" style:font-size-complex="18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483cm" fo:margin-right="0cm" fo:text-indent="-0.649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5cm" fo:language="en" fo:country="US" style:language-asian="en" style:country-asian="US" style:language-complex="en" style:country-complex="US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49cm" fo:margin-left="1.48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49cm" fo:margin-left="3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649cm" fo:margin-left="4.521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49cm" fo:margin-left="6.04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49cm" fo:margin-left="7.562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49cm" fo:margin-left="9.082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49cm" fo:margin-left="10.603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49cm" fo:margin-left="12.12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49cm" fo:margin-left="13.6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style:font-name="Times New Roman" fo:font-size="10pt" officeooo:rsid="000e0e8e" officeooo:paragraph-rsid="000e0e8e" style:font-size-asian="10pt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Frame_20_contents">
      <style:paragraph-properties fo:margin-left="0.035cm" fo:margin-right="0cm" fo:margin-top="0cm" fo:margin-bottom="0cm" loext:contextual-spacing="false" fo:line-height="0.54cm" fo:text-align="start" style:justify-single-word="false" fo:text-indent="0cm" style:auto-text-indent="false"/>
    </style:style>
    <style:style style:name="MT1" style:family="text">
      <style:text-properties fo:color="#808080" fo:font-size="14pt" style:font-size-asian="14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0.677cm" fo:margin-bottom="0.494cm" fo:margin-left="1.753cm" fo:margin-right="2.7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1.55cm" fo:background-color="transparent" style:dynamic-spacing="tru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0.494cm" fo:margin-left="1.552cm" fo:margin-right="2.7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35cm" fo:margin-bottom="0cm" fo:margin-left="1.552cm" fo:margin-right="2.752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7cm" fo:margin-left="0cm" fo:margin-right="0cm" fo:margin-bottom="1.38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YouTube Analysis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2"><draw:frame draw:style-name="Mfr1" draw:name="Frame3" text:anchor-type="char" svg:x="1.73cm" svg:y="1.298cm" svg:width="4.306cm" svg:height="0.566cm" draw:z-index="0"><draw:text-box><text:p text:style-name="MP3"><text:span text:style-name="MT1"/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pala kiran</meta:initial-creator>
    <meta:creation-date>2019-12-23T10:56:38</meta:creation-date>
    <dc:date>2019-12-23T16:37:16.574485074</dc:date>
    <meta:editing-duration>PT2M14S</meta:editing-duration>
    <meta:generator>LibreOffice_Vanilla/5.4.4.5$MacOSX_X86_64 LibreOffice_project/2524958677847fb3bb44820e40380acbe820f960</meta:generator>
    <meta:editing-cycles>1</meta:editing-cycles>
    <meta:document-statistic meta:table-count="0" meta:image-count="0" meta:object-count="0" meta:page-count="1" meta:paragraph-count="18" meta:word-count="136" meta:character-count="773" meta:non-whitespace-character-count="656"/>
    <meta:user-defined meta:name="AppVersion">12.0000</meta:user-defined>
    <meta:user-defined meta:name="Created" meta:value-type="date">2018-06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2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